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fo:background-color="#ffff00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2" table:default-cell-style-name="ce4"/>
        <table:table-column table:style-name="co7" table:default-cell-style-name="ce34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5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5" office:value-type="string" calcext:value-type="string">
            <text:p>EXTRA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números pares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:.G3])" office:value-type="float" office:value="48" calcext:value-type="float">
            <text:p>48</text:p>
          </table:table-cell>
          <table:table-cell office:value-type="string" calcext:value-type="string">
            <text:p>Problema 1 no imprime como par el número del usuario si lo es. Problema 2 mal implementado, faltaron el problema 3 y el extra.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factorial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4:.G4])" office:value-type="float" office:value="100" calcext:value-type="float">
            <text:p>100</text:p>
          </table:table-cell>
          <table:table-cell table:style-name="ce35" office:value-type="string" calcext:value-type="string">
            <text:p>Problema extra mal implementado.</text:p>
          </table:table-cell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factorial en ciclo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4"/>
          <table:table-cell table:formula="of:=SUM([.D5:.G5])" office:value-type="float" office:value="0" calcext:value-type="float">
            <text:p>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6:.G6])" office:value-type="float" office:value="96" calcext:value-type="float">
            <text:p>96</text:p>
          </table:table-cell>
          <table:table-cell table:style-name="ce35" office:value-type="string" calcext:value-type="string">
            <text:p>Problema 3 solo pregunta una vez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números pares</text:p>
          </table:table-cell>
          <table:table-cell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7:.G7])" office:value-type="float" office:value="110" calcext:value-type="float">
            <text:p>11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lgoritm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8:.G8])" office:value-type="float" office:value="97" calcext:value-type="float">
            <text:p>97</text:p>
          </table:table-cell>
          <table:table-cell table:style-name="ce35" office:value-type="string" calcext:value-type="string">
            <text:p>Problema extra mal implementado.</text:p>
          </table:table-cell>
          <table:table-cell/>
          <table:table-cell office:value-type="string" calcext:value-type="string">
            <text:p>E/S, format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SUM([.D9:.G9])" office:value-type="float" office:value="106" calcext:value-type="float">
            <text:p>106</text:p>
          </table:table-cell>
          <table:table-cell office:value-type="string" calcext:value-type="string">
            <text:p>El problema 3 acumula el resultado del factorial.</text:p>
          </table:table-cell>
          <table:table-cell/>
          <table:table-cell office:value-type="string" calcext:value-type="string">
            <text:p>estructura de control f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0:.G10])" office:value-type="float" office:value="92" calcext:value-type="float">
            <text:p>92</text:p>
          </table:table-cell>
          <table:table-cell table:style-name="ce35" office:value-type="string" calcext:value-type="string">
            <text:p>Problema 1 no imprime como par el número del usuario si lo es. Problema extra mal implementad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cepcion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D11:.G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2:.G12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D13:.G13])" office:value-type="float" office:value="96" calcext:value-type="float">
            <text:p>96</text:p>
          </table:table-cell>
          <table:table-cell office:value-type="string" calcext:value-type="string">
            <text:p>El problema 3 solo pregunta una vez si se quiere repetir. Problema extra mal implementado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factorial</text:p>
          </table:table-cell>
          <table:table-cell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0" table:formula="of:=SUM([.D14:.G14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office:value-type="string" calcext:value-type="string">
            <text:p>algoritm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formula="of:=SUM([.D15:.G15])" office:value-type="float" office:value="96" calcext:value-type="float">
            <text:p>96</text:p>
          </table:table-cell>
          <table:table-cell table:style-name="ce36" office:value-type="string" calcext:value-type="string">
            <text:p>Problema 3 solo pregunta una vez. Problema extra mal implementado.</text:p>
          </table:table-cell>
          <table:table-cell/>
          <table:table-cell office:value-type="string" calcext:value-type="string">
            <text:p>E/S, forma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6:.G16])" office:value-type="float" office:value="85" calcext:value-type="float">
            <text:p>85</text:p>
          </table:table-cell>
          <table:table-cell table:style-name="ce35" office:value-type="string" calcext:value-type="string">
            <text:p>Problema extra mal implementad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structuras de cont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17:.G17])" office:value-type="float" office:value="110" calcext:value-type="float">
            <text:p>11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8:.G18])" office:value-type="float" office:value="110" calcext:value-type="float">
            <text:p>11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19:.G19])" office:value-type="float" office:value="110" calcext:value-type="float">
            <text:p>11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factorial en ciclo</text:p>
          </table:table-cell>
          <table:table-cell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0:.G20])" office:value-type="float" office:value="100" calcext:value-type="float">
            <text:p>100</text:p>
          </table:table-cell>
          <table:table-cell table:style-name="ce35" office:value-type="string" calcext:value-type="string">
            <text:p>Problema extra mal implementad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goritm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D21:.G21])" office:value-type="float" office:value="100" calcext:value-type="float">
            <text:p>100</text:p>
          </table:table-cell>
          <table:table-cell office:value-type="string" calcext:value-type="string">
            <text:p>Problema extra mal implementad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/S, forma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2:.G22])-10" office:value-type="float" office:value="100" calcext:value-type="float">
            <text:p>100</text:p>
          </table:table-cell>
          <table:table-cell table:style-name="ce35" office:value-type="string" calcext:value-type="string">
            <text:p>-10 entrega tardía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structuras de contro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D23:.G23])" office:value-type="float" office:value="90" calcext:value-type="float">
            <text:p>90</text:p>
          </table:table-cell>
          <table:table-cell office:value-type="string" calcext:value-type="string">
            <text:p>Problema 3 tiene problemas de ejecución y solo preguntaría 1 vez al usuario si quiere repetir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4:.G24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4"/>
          <table:table-cell table:formula="of:=SUM([.D25:.G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ext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0" table:formula="of:=SUM([.D26:.G26])" office:value-type="float" office:value="0" calcext:value-type="float">
            <text:p>0</text:p>
          </table:table-cell>
          <table:table-cell table:style-name="ce35"/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D27:.G27])" office:value-type="float" office:value="100" calcext:value-type="float">
            <text:p>100</text:p>
          </table:table-cell>
          <table:table-cell office:value-type="string" calcext:value-type="string">
            <text:p>En el problema 1 se debe imprimir como par el número del usuario si lo es. El problema 3 no se encicla y no muestra el cálculo correct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8:.G28])" office:value-type="float" office:value="107" calcext:value-type="float">
            <text:p>107</text:p>
          </table:table-cell>
          <table:table-cell table:style-name="ce37" office:value-type="string" calcext:value-type="string">
            <text:p>El problema 3 se queda encicl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formula="of:=SUM([.D29:.G29])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30:.G30])" office:value-type="float" office:value="100" calcext:value-type="float">
            <text:p>100</text:p>
          </table:table-cell>
          <table:table-cell table:style-name="ce37" office:value-type="string" calcext:value-type="string">
            <text:p>Problema extra mal implement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formula="of:=SUM([.D31:.G31])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4"/>
          <table:table-cell table:style-name="ce20" table:formula="of:=SUM([.D32:.G32])" office:value-type="float" office:value="0" calcext:value-type="float">
            <text:p>0</text:p>
          </table:table-cell>
          <table:table-cell table:style-name="ce37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D33:.G33])" office:value-type="float" office:value="96" calcext:value-type="float">
            <text:p>96</text:p>
          </table:table-cell>
          <table:table-cell table:style-name="ce38" office:value-type="string" calcext:value-type="string">
            <text:p>El problema 3 acumula el resultado del factorial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34:.G34])" office:value-type="float" office:value="90" calcext:value-type="float">
            <text:p>90</text:p>
          </table:table-cell>
          <table:table-cell table:style-name="ce37" office:value-type="string" calcext:value-type="string">
            <text:p>Faltó el tercer problema,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D35:.G35])" office:value-type="float" office:value="100" calcext:value-type="float">
            <text:p>100</text:p>
          </table:table-cell>
          <table:table-cell table:style-name="ce38" office:value-type="string" calcext:value-type="string">
            <text:p>Problema extra mal implement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36:.G36])" office:value-type="float" office:value="100" calcext:value-type="float">
            <text:p>100</text:p>
          </table:table-cell>
          <table:table-cell table:style-name="ce37" office:value-type="string" calcext:value-type="string">
            <text:p>Problema extra mal implement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D37:.G37])" office:value-type="float" office:value="94" calcext:value-type="float">
            <text:p>94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21:02:25.530295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20T22:57:19.157741089</dc:date>
    <meta:editing-duration>PT5H4M26S</meta:editing-duration>
    <meta:editing-cycles>9</meta:editing-cycles>
    <meta:generator>LibreOffice/6.4.4.2$Linux_X86_64 LibreOffice_project/40$Build-2</meta:generator>
    <meta:document-statistic meta:table-count="1" meta:cell-count="351" meta:object-count="0"/>
  </office:meta>
</office:document-meta>
</file>